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1-title">
      <style:graphic-properties draw:auto-grow-height="true" fo:min-height="8.845cm"/>
    </style:style>
    <style:style style:name="P1" style:family="paragraph">
      <style:text-properties fo:language="fi" fo:country="FI"/>
    </style:style>
    <style:style style:name="P2" style:family="paragraph">
      <loext:graphic-properties draw:fill-color="#ffffff"/>
      <style:text-properties fo:language="fi" fo:country="FI"/>
    </style:style>
    <style:style style:name="P3" style:family="paragraph">
      <loext:graphic-properties draw:fill-color="#ffffff"/>
      <style:text-properties fo:font-size="20pt" fo:language="fi" fo:country="FI"/>
    </style:style>
    <style:style style:name="T1" style:family="text">
      <style:text-properties style:font-name="Source Sans Pro Semibold1"/>
    </style:style>
    <style:style style:name="T2" style:family="text">
      <style:text-properties fo:font-size="4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Suomen liikuntapaikat säätietoineen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>Tommi Björn, Hannes Koivusipilä, Joni Lindroos, Santeri Mikk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Aihe ja aiheen valinnan perustelu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Liikuntapaikkojen näyttämisen kartalla ja säätietojen yhdistäminen</text:p>
              </text:list-item>
              <text:list-item>
                <text:p>Selkeä reaalimaailman käyttötarkoitus, omat kokemuk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Käyttötarkoitukse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Liikunnan suunnitelemisen aputyökalu, joka tarjoaa</text:p>
                <text:list>
                  <text:list-item>
                    <text:p><text:span text:style-name="T1">Tarkat säätiedot yksittäisille liikuntapaikoille</text:span></text:p>
                  </text:list-item>
                  <text:list-item>
                    <text:p><text:span text:style-name="T1">Paljon korvaavia tai vastaavia vaihtoehtoja suunnitellulle liikuntamuodoll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Käytetyt kirjastot, kielet ja avoimen datan lähtee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Lipas</text:p>
              </text:list-item>
              <text:list-item>
                <text:p>Ilmatieteenlaitos</text:p>
              </text:list-item>
              <text:list-item>
                <text:p>Leaflet, OpenStreetMap</text:p>
              </text:list-item>
              <text:list-item>
                <text:p>MetOlib</text:p>
              </text:list-item>
              <text:list-item>
                <text:p>Javascript, Node.js, React, Axios, Expre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Projektin jatkokehittämiskohtee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Käyttäjänhallinnan lisääminen</text:p>
              </text:list-item>
              <text:list-item>
                <text:p>Omien lenkkipolkujen lisääminen</text:p>
              </text:list-item>
              <text:list-item>
                <text:p>Ajanvalinnan laajentaminen</text:p>
              </text:list-item>
              <text:list-item>
                <text:p>Ehdotukse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1" presentation:presentation-page-layout-name="AL1T0">
        <office:forms form:automatic-focus="false" form:apply-design-mode="false"/>
        <draw:frame presentation:style-name="pr7" draw:text-style-name="P1" draw:layer="layout" svg:width="26cm" svg:height="8.845cm" svg:x="1cm" svg:y="4.318cm" presentation:class="title" presentation:user-transformed="true">
          <draw:text-box>
            <text:p text:style-name="P1"><text:span text:style-name="T2">Kiitos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13T11:02:47.396000000</meta:creation-date>
    <meta:editing-duration>PT42S</meta:editing-duration>
    <meta:editing-cycles>2</meta:editing-cycles>
    <meta:generator>LibreOffice/6.3.3.2$Windows_X86_64 LibreOffice_project/a64200df03143b798afd1ec74a12ab50359878ed</meta:generator>
    <dc:title>Midnightblue</dc:title>
    <dc:date>2021-12-13T11:35:31.100000000</dc:date>
    <meta:document-statistic meta:object-count="71"/>
  </office:meta>
</office:document-meta>
</file>